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7.796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19637*"/>
    </style:style>
    <style:style style:name="Tabla2.B" style:family="table-column">
      <style:table-column-properties style:column-width="11.906cm" style:rel-column-width="458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3" style:family="paragraph" style:parent-style-name="Standard">
      <style:text-properties style:font-name="Calibri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Calibri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ae93fa" style:font-weight-asian="bold" style:font-name-complex="Times New Roman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6b243" style:font-weight-asian="bold" style:font-name-complex="Times New Roman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paragraph-rsid="00780e17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14" style:family="paragraph" style:parent-style-name="Standard">
      <style:text-properties officeooo:paragraph-rsid="00517af5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a0fb5f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Liberation Sans" fo:font-size="12pt" officeooo:rsid="00b8ab5f" officeooo:paragraph-rsid="00b8ab5f" style:font-name-asian="NSimSun" style:font-size-asian="12pt" style:font-name-complex="Liberation Mono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b8ab5f" officeooo:paragraph-rsid="00b8ab5f" style:font-name-asian="NSimSun" style:font-size-asian="12pt" style:font-weight-asian="bold" style:font-name-complex="Liberation Mono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3c56b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f9e3b"/>
    </style:style>
    <style:style style:name="P26" style:family="paragraph" style:parent-style-name="Estilo_5f_ANA">
      <style:paragraph-properties fo:margin-top="0cm" fo:margin-bottom="0cm" style:contextual-spacing="false" fo:text-align="justify" style:justify-single-word="false"/>
      <style:text-properties officeooo:paragraph-rsid="00b8ab5f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8d115b" fo:background-color="#e8f2a1" style:font-weight-asian="bold" style:font-name-complex="Times New Roman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be3f7" fo:background-color="#e8f2a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25e81" fo:background-color="#e8f2a1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officeooo:paragraph-rsid="00abe3f7" fo:background-color="#e8f2a1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9f698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officeooo:paragraph-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7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officeooo:paragraph-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c9211e" loext:opacity="100%" style:font-name="Microsoft JhengHei" fo:font-size="10pt" fo:letter-spacing="normal" fo:language="es" fo:country="ES" fo:font-style="normal" style:text-underline-style="solid" style:text-underline-width="auto" style:text-underline-color="font-color" fo:font-weight="bold" officeooo:rsid="00b9f698" officeooo:paragraph-rsid="00b9f698" fo:background-color="#e8f2a1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8d115b" style:font-size-asian="14pt" style:font-size-complex="14pt"/>
    </style:style>
    <style:style style:name="P40" style:family="paragraph" style:parent-style-name="Estilo_5f_ANA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underline-style="none" officeooo:paragraph-rsid="00b0f40a"/>
    </style:style>
    <style:style style:name="P41" style:family="paragraph" style:parent-style-name="Estilo_5f_ANA">
      <style:text-properties officeooo:paragraph-rsid="00b00a6c"/>
    </style:style>
    <style:style style:name="P42" style:family="paragraph" style:parent-style-name="Estilo_5f_ANA">
      <style:text-properties officeooo:paragraph-rsid="00b0f40a"/>
    </style:style>
    <style:style style:name="P43" style:family="paragraph" style:parent-style-name="Estilo_5f_ANA">
      <style:text-properties officeooo:rsid="00b0f40a" officeooo:paragraph-rsid="00b0f40a"/>
    </style:style>
    <style:style style:name="P44" style:family="paragraph" style:parent-style-name="Estilo_5f_ANA">
      <style:text-properties officeooo:rsid="00b3c56b" officeooo:paragraph-rsid="00b3c56b"/>
    </style:style>
    <style:style style:name="P45" style:family="paragraph" style:parent-style-name="Estilo_5f_ANA">
      <style:text-properties officeooo:paragraph-rsid="00b3c56b"/>
    </style:style>
    <style:style style:name="P46" style:family="paragraph" style:parent-style-name="Estilo_5f_ANA">
      <style:text-properties officeooo:rsid="00b6b243" officeooo:paragraph-rsid="00b6b243"/>
    </style:style>
    <style:style style:name="P47" style:family="paragraph" style:parent-style-name="Estilo_5f_ANA">
      <style:text-properties officeooo:rsid="00c0b167" officeooo:paragraph-rsid="00c0b167"/>
    </style:style>
    <style:style style:name="P4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4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9ba172"/>
    </style:style>
    <style:style style:name="P5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fo:font-size="9pt" officeooo:rsid="006ae910" style:font-size-asian="9pt" style:font-size-complex="9pt"/>
    </style:style>
    <style:style style:name="T3" style:family="text">
      <style:text-properties fo:color="#b2b2b2" loext:opacity="100%" fo:font-size="9pt" officeooo:rsid="00c6f332" style:font-size-asian="9pt" style:font-size-complex="9pt"/>
    </style:style>
    <style:style style:name="T4" style:family="text">
      <style:text-properties fo:color="#b2b2b2" loext:opacity="100%" officeooo:rsid="00c6f332"/>
    </style:style>
    <style:style style:name="T5" style:family="text">
      <style:text-properties fo:color="#b2b2b2" loext:opacity="100%" fo:font-weight="bold" style:font-weight-asian="bold"/>
    </style:style>
    <style:style style:name="T6" style:family="text">
      <style:text-properties fo:color="#b2b2b2" loext:opacity="100%" fo:font-weight="bold" officeooo:rsid="0014f5b6" style:font-weight-asian="bold"/>
    </style:style>
    <style:style style:name="T7" style:family="text">
      <style:text-properties fo:color="#b2b2b2" loext:opacity="100%" fo:font-weight="bold" officeooo:rsid="00689539" style:font-weight-asian="bold"/>
    </style:style>
    <style:style style:name="T8" style:family="text">
      <style:text-properties fo:color="#b2b2b2" loext:opacity="100%" fo:font-weight="bold" officeooo:rsid="00c7d181" style:font-weight-asian="bold"/>
    </style:style>
    <style:style style:name="T9" style:family="text">
      <style:text-properties fo:color="#b2b2b2" loext:opacity="100%" fo:font-weight="bold" officeooo:rsid="00a7866c" style:font-weight-asian="bold"/>
    </style:style>
    <style:style style:name="T10" style:family="text">
      <style:text-properties fo:color="#b2b2b2" loext:opacity="100%" fo:font-weight="bold" officeooo:rsid="00c6f332" style:font-weight-asian="bold"/>
    </style:style>
    <style:style style:name="T11" style:family="text">
      <style:text-properties fo:color="#b2b2b2" loext:opacity="100%" fo:font-weight="bold" officeooo:rsid="00d6054b" style:font-weight-asian="bold"/>
    </style:style>
    <style:style style:name="T12" style:family="text">
      <style:text-properties style:font-name="Calibri" fo:font-size="11pt" fo:font-style="normal" style:font-size-asian="11pt" style:font-style-asian="normal" style:font-name-complex="Times New Roman" style:font-size-complex="11pt" style:font-style-complex="normal"/>
    </style:style>
    <style:style style:name="T13" style:family="text">
      <style:text-properties style:font-name="Calibri"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4" style:family="text">
      <style:text-properties style:font-name="Calibri" fo:font-size="11pt" fo:font-style="normal" fo:font-weight="bold" officeooo:rsid="008b615b" style:font-size-asian="11pt" style:font-style-asian="normal" style:font-weight-asian="bold" style:font-name-complex="Times New Roman" style:font-size-complex="11pt" style:font-style-complex="normal"/>
    </style:style>
    <style:style style:name="T15" style:family="text">
      <style:text-properties style:font-name="Calibri" fo:font-size="11pt" fo:font-style="normal" fo:font-weight="bold" officeooo:rsid="00a7866c" style:font-size-asian="11pt" style:font-style-asian="normal" style:font-weight-asian="bold" style:font-name-complex="Times New Roman" style:font-size-complex="11pt" style:font-style-complex="normal"/>
    </style:style>
    <style:style style:name="T16" style:family="text">
      <style:text-properties style:font-name="Calibri" fo:font-size="11pt" fo:font-style="normal" fo:font-weight="bold" officeooo:rsid="00c7d181" style:font-size-asian="11pt" style:font-style-asian="normal" style:font-weight-asian="bold" style:font-name-complex="Times New Roman" style:font-size-complex="11pt" style:font-style-complex="normal"/>
    </style:style>
    <style:style style:name="T17" style:family="text">
      <style:text-properties style:font-name="Calibri" fo:font-size="11pt" fo:font-style="normal" fo:font-weight="bold" officeooo:rsid="00d36ad2" style:font-size-asian="11pt" style:font-style-asian="normal" style:font-weight-asian="bold" style:font-name-complex="Times New Roman" style:font-size-complex="11pt" style:font-style-complex="normal"/>
    </style:style>
    <style:style style:name="T18" style:family="text">
      <style:text-properties style:font-name="Calibri" fo:font-size="11pt" fo:font-style="normal" fo:font-weight="bold" officeooo:rsid="00d6054b" style:font-size-asian="11pt" style:font-style-asian="normal" style:font-weight-asian="bold" style:font-name-complex="Times New Roman" style:font-size-complex="11pt" style:font-style-complex="normal"/>
    </style:style>
    <style:style style:name="T19" style:family="text">
      <style:text-properties style:font-name="Calibri" fo:font-style="normal" fo:font-weight="bold" style:font-style-asian="normal" style:font-weight-asian="bold" style:font-name-complex="Times New Roman" style:font-style-complex="normal"/>
    </style:style>
    <style:style style:name="T20" style:family="text">
      <style:text-properties style:font-name="Calibri" fo:font-style="normal" fo:font-weight="bold" officeooo:rsid="0014f5b6" style:font-style-asian="normal" style:font-weight-asian="bold" style:font-name-complex="Times New Roman" style:font-style-complex="normal"/>
    </style:style>
    <style:style style:name="T21" style:family="text">
      <style:text-properties style:font-name="Calibri" fo:font-style="normal" fo:font-weight="bold" officeooo:rsid="00689539" style:font-style-asian="normal" style:font-weight-asian="bold" style:font-name-complex="Times New Roman" style:font-style-complex="normal"/>
    </style:style>
    <style:style style:name="T22" style:family="text">
      <style:text-properties style:font-name="Calibri" fo:font-style="normal" fo:font-weight="bold" officeooo:rsid="008b615b" style:font-style-asian="normal" style:font-weight-asian="bold" style:font-name-complex="Times New Roman" style:font-style-complex="normal"/>
    </style:style>
    <style:style style:name="T23" style:family="text">
      <style:text-properties style:font-name="Calibri" fo:font-style="normal" fo:font-weight="bold" officeooo:rsid="00d36ad2" style:font-style-asian="normal" style:font-weight-asian="bold" style:font-name-complex="Times New Roman" style:font-style-complex="normal"/>
    </style:style>
    <style:style style:name="T24" style:family="text">
      <style:text-properties officeooo:rsid="006ae910"/>
    </style:style>
    <style:style style:name="T25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font-name="Liberation Sans" fo:font-size="12pt" fo:language="es" fo:country="ES" style:text-underline-style="none" fo:font-weight="normal" officeooo:rsid="0077848f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Liberation Sans"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Liberation Sans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es" fo:country="ES" style:text-underline-style="none" fo:font-weight="normal" officeooo:rsid="0088d91b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Liberation Sans"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style="normal" style:font-name-asian="NSimSun" style:font-size-asian="12pt" style:font-style-asian="normal" style:font-name-complex="Liberation Mono" style:font-size-complex="12pt" style:font-style-complex="normal"/>
    </style:style>
    <style:style style:name="T35" style:family="text">
      <style:text-properties style:font-name="Liberation Sans" fo:font-size="12pt" fo:font-style="normal" officeooo:rsid="00b8ab5f" style:font-name-asian="NSimSun" style:font-size-asian="12pt" style:font-style-asian="normal" style:font-name-complex="Liberation Mono" style:font-size-complex="12pt" style:font-style-complex="normal"/>
    </style:style>
    <style:style style:name="T36" style:family="text">
      <style:text-properties style:font-name="Liberation Sans" fo:font-size="12pt" fo:font-style="normal" officeooo:rsid="00b98fe9" style:font-name-asian="NSimSun" style:font-size-asian="12pt" style:font-style-asian="normal" style:font-name-complex="Liberation Mono" style:font-size-complex="12pt" style:font-style-complex="normal"/>
    </style:style>
    <style:style style:name="T37" style:family="text">
      <style:text-properties style:font-name="Liberation Sans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c7d181" style:text-blinking="false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2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f26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3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8e30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4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a923e9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c7d181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7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officeooo:rsid="00c988f6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171717" loext:opacity="100%" style:font-name="SFMono-Regular" fo:font-size="10pt" fo:letter-spacing="normal" fo:font-style="normal" style:text-underline-style="solid" style:text-underline-width="auto" style:text-underline-color="font-color" fo:font-weight="normal" style:font-size-asian="10pt" style:font-style-asian="normal" style:font-size-complex="10pt" style:font-style-complex="normal"/>
    </style:style>
    <style:style style:name="T49" style:family="text">
      <style:text-properties fo:font-variant="normal" fo:text-transform="none" fo:color="#171717" loext:opacity="100%" fo:font-size="12pt" fo:letter-spacing="normal" fo:font-style="normal" officeooo:rsid="00ae93fa" fo:background-color="transparent" loext:char-shading-value="0" style:font-size-asian="12pt" style:font-style-asian="normal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1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3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3c56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cf9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cd2fa4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7" style:family="text">
      <style:text-properties officeooo:rsid="008b615b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b00a6c" style:font-style-asian="normal" style:font-style-complex="normal"/>
    </style:style>
    <style:style style:name="T60" style:family="text">
      <style:text-properties fo:font-style="normal" officeooo:rsid="00b3c56b" style:font-style-asian="normal" style:font-style-complex="normal"/>
    </style:style>
    <style:style style:name="T61" style:family="text">
      <style:text-properties fo:font-style="normal" fo:font-weight="bold" officeooo:rsid="00b00a6c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b00a6c" style:font-style-asian="normal" style:font-weight-asian="normal" style:font-style-complex="normal" style:font-weight-complex="normal"/>
    </style:style>
    <style:style style:name="T63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a8e301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b6b243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fo:background-color="#e8f2a1" loext:char-shading-value="0" style:font-size-asian="10pt" style:font-weight-asian="bold" style:font-size-complex="10pt" style:font-weight-complex="bold"/>
    </style:style>
    <style:style style:name="T67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fo:background-color="#e8f2a1" loext:char-shading-value="0" style:font-size-asian="10pt" style:font-weight-asian="bold" style:font-size-complex="10pt" style:font-weight-complex="bold"/>
    </style:style>
    <style:style style:name="T68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6b243" fo:background-color="#e8f2a1" loext:char-shading-value="0" style:font-size-asian="10pt" style:font-weight-asian="bold" style:font-size-complex="10pt" style:font-weight-complex="bold"/>
    </style:style>
    <style:style style:name="T69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fo:background-color="#e8f2a1" loext:char-shading-value="0" style:font-size-asian="10pt" style:font-weight-asian="bold" style:font-size-complex="10pt" style:font-weight-complex="bold"/>
    </style:style>
    <style:style style:name="T70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f9e3b" fo:background-color="#e8f2a1" loext:char-shading-value="0" style:font-size-asian="10pt" style:font-weight-asian="bold" style:font-size-complex="10pt" style:font-weight-complex="bold"/>
    </style:style>
    <style:style style:name="T71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d2fa4" fo:background-color="#e8f2a1" loext:char-shading-value="0" style:font-size-asian="10pt" style:font-weight-asian="bold" style:font-size-complex="10pt" style:font-weight-complex="bold"/>
    </style:style>
    <style:style style:name="T72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e98f5" fo:background-color="#e8f2a1" loext:char-shading-value="0" style:font-size-asian="10pt" style:font-weight-asian="bold" style:font-size-complex="10pt" style:font-weight-complex="bold"/>
    </style:style>
    <style:style style:name="T73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d0b76e" fo:background-color="#e8f2a1" loext:char-shading-value="0" style:font-size-asian="10pt" style:font-weight-asian="bold" style:font-size-complex="10pt" style:font-weight-complex="bold"/>
    </style:style>
    <style:style style:name="T74" style:family="text">
      <style:text-properties officeooo:rsid="00689539"/>
    </style:style>
    <style:style style:name="T75" style:family="text">
      <style:text-properties officeooo:rsid="00156189"/>
    </style:style>
    <style:style style:name="T76" style:family="text">
      <style:text-properties officeooo:rsid="00a923e9"/>
    </style:style>
    <style:style style:name="T77" style:family="text">
      <style:text-properties officeooo:rsid="00a8e301"/>
    </style:style>
    <style:style style:name="T78" style:family="text">
      <style:text-properties officeooo:rsid="00ae93fa"/>
    </style:style>
    <style:style style:name="T79" style:family="text">
      <style:text-properties officeooo:rsid="00b00a6c"/>
    </style:style>
    <style:style style:name="T80" style:family="text">
      <style:text-properties fo:font-style="italic" style:text-underline-style="none" officeooo:rsid="00b00a6c" style:font-style-asian="italic" style:font-style-complex="italic"/>
    </style:style>
    <style:style style:name="T81" style:family="text">
      <style:text-properties fo:font-style="italic" style:text-underline-style="none" fo:font-weight="bold" officeooo:rsid="00b00a6c" style:font-style-asian="italic" style:font-weight-asian="bold" style:font-style-complex="italic" style:font-weight-complex="bold"/>
    </style:style>
    <style:style style:name="T82" style:family="text">
      <style:text-properties fo:font-style="italic" style:text-underline-style="none" fo:font-weight="bold" officeooo:rsid="00b25e81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b00a6c" style:font-style-asian="italic" style:font-weight-asian="bold" style:font-style-complex="italic" style:font-weight-complex="bold"/>
    </style:style>
    <style:style style:name="T84" style:family="text">
      <style:text-properties fo:font-style="italic" fo:font-weight="normal" officeooo:rsid="00b00a6c" style:font-style-asian="italic" style:font-weight-asian="normal" style:font-style-complex="italic" style:font-weight-complex="normal"/>
    </style:style>
    <style:style style:name="T85" style:family="text">
      <style:text-properties officeooo:rsid="00b25e81"/>
    </style:style>
    <style:style style:name="T86" style:family="text">
      <style:text-properties officeooo:rsid="00b6b243"/>
    </style:style>
    <style:style style:name="T87" style:family="text">
      <style:text-properties officeooo:rsid="00bb2f08"/>
    </style:style>
    <style:style style:name="T88" style:family="text">
      <style:text-properties officeooo:rsid="00780e1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19">EXAMEN</text:span><text:span text:style-name="T20"> </text:span><text:span text:style-name="T21">UD</text:span><text:span text:style-name="T23">3</text:span><text:span text:style-name="T22"> <text:s text:c="34"/></text:span><text:span text:style-name="T14"><text:s text:c="3"/></text:span><text:span text:style-name="T17"><text:s text:c="85"/>1</text:span><text:span text:style-name="T18">8</text:span><text:span text:style-name="T17">/</text:span><text:span text:style-name="T16">12</text:span><text:span text:style-name="T15">/202</text:span><text:span text:style-name="T18">3</text:span></text:p>
          </table:table-cell>
        </table:table-row>
      </table:table>
      <text:p text:style-name="P5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 text:c="4"/><text:span text:style-name="T24">DESARROLLO DE APLICACIONES WEB</text:span> <text:s text:c="41"/>CURSO: <text:s text:c="2"/><text:span text:style-name="T74">1</text:span><text:span text:style-name="T75">º</text:span> <text:s text:c="22"/></text:p>
            <text:p text:style-name="P14"><text:span text:style-name="T12">MÓDULO: </text:span><text:span text:style-name="T13">ENTORNOS DE DESARROLLO</text:span></text:p>
          </table:table-cell>
          <table:covered-table-cell/>
          <table:table-cell table:style-name="Tabla5.C1" table:number-rows-spanned="2" office:value-type="string">
            <text:p text:style-name="P2">CALIFICACIÓN:</text:p>
          </table:table-cell>
        </table:table-row>
        <table:table-row table:style-name="Tabla5.2">
          <table:table-cell table:style-name="Tabla5.A2" office:value-type="string">
            <text:p text:style-name="P4">Nombre: </text:p>
          </table:table-cell>
          <table:table-cell table:style-name="Tabla5.B2" office:value-type="string">
            <text:p text:style-name="P4">Apellidos: </text:p>
          </table:table-cell>
          <table:covered-table-cell table:style-name="Tabla5.C1"/>
        </table:table-row>
      </table:table>
      <text:p text:style-name="P6"/>
      <text:p text:style-name="P18">Lee detenidamente y de forma completa cada uno de los problemas planteados y respond<text:span text:style-name="T57">e </text:span>únicamente a lo que se pide.</text:p>
      <text:p text:style-name="P17"/>
      <text:p text:style-name="P22"><text:span text:style-name="T25">La resolución de la prueba consiste en entregar en este documento </text:span><text:span text:style-name="T27">las</text:span><text:span text:style-name="T25"> capturas de pantallas de los resultados obtenidos siguiendo las indicaciones para la </text:span><text:span text:style-name="T26">resolución de los ejercicios planteados</text:span><text:span text:style-name="T25">. </text:span><text:span text:style-name="T27">Una vez completada la prueba, renombrar este documento con el siguiente nombre: ‘</text:span><text:span text:style-name="T30">NombreApellido_Ex_UD</text:span><text:span text:style-name="T31">3</text:span><text:span text:style-name="T30">.odt</text:span><text:span text:style-name="T27">’</text:span></text:p>
      <text:p text:style-name="P19"/>
      <text:p text:style-name="P11"><text:span text:style-name="T29">A</text:span><text:span text:style-name="T28">l finalizar la prueba, comprimir el directorio </text:span><text:span text:style-name="T37">‘</text:span><text:span text:style-name="Emphasis"><text:span text:style-name="T46">Ex_UD</text:span></text:span><text:span text:style-name="Emphasis"><text:span text:style-name="T47">3</text:span></text:span><text:span text:style-name="Emphasis"><text:span text:style-name="T46">-ED</text:span></text:span><text:span text:style-name="T28">’ con el siguiente nombre de archivo: ‘</text:span><text:span text:style-name="T32">NombreApellido_Ex_UD</text:span><text:span text:style-name="T33">3</text:span><text:span text:style-name="T32">.zip</text:span><text:span text:style-name="T28">’. </text:span></text:p>
      <text:p text:style-name="P16"/>
      <text:p text:style-name="P16">En la entrega de Moodle correspondiente a esta prueba, adjuntar:</text:p>
      <text:list text:style-name="L1">
        <text:list-item>
          <text:p text:style-name="P48"><text:span text:style-name="T28">‘</text:span><text:span text:style-name="T32">NombreApellido_Ex_UD</text:span><text:span text:style-name="T33">3</text:span><text:span text:style-name="T32">.zip</text:span><text:span text:style-name="T28">’</text:span></text:p>
        </text:list-item>
        <text:list-item>
          <text:p text:style-name="P49"><text:span text:style-name="T27">‘</text:span><text:span text:style-name="T30">NombreApellido_Ex_UD</text:span><text:span text:style-name="T31">3</text:span><text:span text:style-name="T30">.odt</text:span><text:span text:style-name="T27">’</text:span></text:p>
          <text:p text:style-name="P50"/>
        </text:list-item>
      </text:list>
      <text:p text:style-name="P12"><text:span text:style-name="T88">Ejercicio 1 – </text:span><text:span text:style-name="T76">Establecimiento del directorio de trabajo y creación del repositorio.</text:span><text:span text:style-name="T88"> </text:span></text:p>
      <text:p text:style-name="P13"/>
      <text:p text:style-name="Estilo_5f_ANA"><text:span text:style-name="T38">1. </text:span><text:span text:style-name="T39">Descargar el archivo ‘Ex_UD</text:span><text:span text:style-name="T40">3</text:span><text:span text:style-name="T39">-ED.zip’ de la tarea Examen UD</text:span><text:span text:style-name="T40">3</text:span><text:span text:style-name="T39"> – ED en Moodle.</text:span></text:p>
      <text:p text:style-name="Estilo_5f_ANA"><text:span text:style-name="Emphasis"><text:span text:style-name="T58">Descomprimir en el directorio de trabajo en el PC.</text:span></text:span></text:p>
      <text:p text:style-name="Estilo_5f_ANA"><text:span text:style-name="Emphasis"/></text:p>
      <text:p text:style-name="Estilo_5f_ANA"><text:span text:style-name="Emphasis"><text:span text:style-name="T42">Crear </text:span></text:span><text:span text:style-name="Emphasis"><text:span text:style-name="T41">un nuevo repositorio en GitHub. El nuevo repositorio se llama:</text:span></text:span><text:span text:style-name="Emphasis"><text:span text:style-name="T44"> NomApe_Ex_UD</text:span></text:span><text:span text:style-name="Emphasis"><text:span text:style-name="T45">3</text:span></text:span><text:span text:style-name="Emphasis"><text:span text:style-name="T41">.</text:span></text:span></text:p>
      <text:p text:style-name="Estilo_5f_ANA"><text:span text:style-name="Emphasis"/></text:p>
      <text:p text:style-name="Estilo_5f_ANA"><text:span text:style-name="Emphasis"><text:span text:style-name="T42">A través de la consola de Git, iniciar un repositorio en el directorio donde se encuentra el proyecto Java y vincular al creado en GitHub. </text:span></text:span><text:span text:style-name="Emphasis"><text:span text:style-name="T43">Una vez vinculado, añadir los archivos existentes en el directorio al repositorio en la nube. </text:span></text:span></text:p>
      <text:p text:style-name="Estilo_5f_ANA"><text:span text:style-name="Emphasis"/></text:p>
      <text:p text:style-name="Estilo_5f_ANA"><text:span text:style-name="Emphasis"><text:span text:style-name="T58">El mensaje de esta revisión es: “Revisión 1. INICIALES-Commit inicial”</text:span></text:span></text:p>
      <text:p text:style-name="P39"/>
      <text:p text:style-name="P29"><text:span text:style-name="T86">a. </text:span>Adjuntar una captura con el resultado de la ejecución de <text:span text:style-name="T77">los</text:span> comando<text:span text:style-name="T77">s utilizados</text:span></text:p>
      <text:p text:style-name="P28"/>
      <text:p text:style-name="P24"><text:span text:style-name="T68">b. </text:span><text:span text:style-name="T67">Adjuntar una captura con </text:span><text:span text:style-name="T66">los archivos añadidos en GitHub </text:span></text:p>
      <text:p text:style-name="P32"/>
      <text:p text:style-name="P27"><text:span text:style-name="Emphasis"><text:span text:style-name="T48"/></text:span></text:p>
      <text:p text:style-name="P8"/>
      <text:p text:style-name="P9">Ejercicio <text:span text:style-name="T78">2</text:span> – <text:span text:style-name="T78">Refactorización de código</text:span><text:span text:style-name="Emphasis"><text:span text:style-name="T49">.</text:span></text:span></text:p>
      <text:p text:style-name="P7"/>
      <text:p text:style-name="P40"><text:span text:style-name="T51">v</text:span><text:span text:style-name="T52">entanaPrincipal.java</text:span></text:p>
      <text:p text:style-name="Estilo_5f_ANA"><text:span text:style-name="T79">Renombrar la clase </text:span><text:span text:style-name="T81">ventanaPrincipal</text:span><text:span text:style-name="T80"> </text:span><text:span text:style-name="T79">con </text:span><text:span text:style-name="T83">Apuesta</text:span></text:p>
      <text:p text:style-name="Estilo_5f_ANA"><text:span text:style-name="T59">Renombrar el método </text:span><text:span text:style-name="T83">aleatorioEntreDosNumeros</text:span><text:span text:style-name="T59"> </text:span><text:span text:style-name="T79">con </text:span><text:span text:style-name="T83">cualquiera</text:span></text:p>
      <text:p text:style-name="P41"><text:span text:style-name="T62">Renombrar el método</text:span><text:span text:style-name="T61"> </text:span><text:span text:style-name="T83">agregarPartido</text:span><text:span text:style-name="T61"> </text:span><text:span text:style-name="T84">con</text:span><text:span text:style-name="T83"> </text:span><text:span text:style-name="T51">partidoNuevo</text:span></text:p>
      <text:p text:style-name="P41"><text:span text:style-name="T62">Renombrar el método</text:span><text:span text:style-name="T61"> </text:span><text:span text:style-name="T83">eliminarPartido</text:span><text:span text:style-name="T61"> </text:span><text:span text:style-name="T84">con</text:span><text:span text:style-name="T83"> </text:span><text:span text:style-name="T51">borraPartido</text:span></text:p>
      <text:p text:style-name="P36"/>
      <text:p text:style-name="P43"><text:span text:style-name="T51">v</text:span><text:span text:style-name="T50">entanaNuevo.java</text:span></text:p>
      <text:p text:style-name="P42"><text:span text:style-name="T79">Renombrar la clase </text:span><text:span text:style-name="T81">ventanaNuevo</text:span><text:span text:style-name="T80"> </text:span><text:span text:style-name="T79">con </text:span><text:span text:style-name="T52">CrearPartido</text:span></text:p>
      <text:p text:style-name="P42"><text:span text:style-name="T59">Renombrar el método </text:span><text:span text:style-name="T83">agregarPartido</text:span><text:span text:style-name="T59"> </text:span><text:span text:style-name="T79">con </text:span><text:span text:style-name="T82">añade</text:span><text:span text:style-name="T52">Partido</text:span></text:p>
      <text:p text:style-name="P37"/>
      <text:p text:style-name="P31"><text:span text:style-name="T86">a. </text:span>Adjuntar una captura con <text:span text:style-name="T85">la pantalla de ejecución del programa para comprobar el correcto funcionamiento </text:span></text:p>
      <text:p text:style-name="P30"/>
      <text:p text:style-name="P44">Añadir los cambios al repositorio en GitHub usando la consola Git. </text:p>
      <text:p text:style-name="P45"><text:span text:style-name="Emphasis"><text:span text:style-name="T60">El mensaje de esta revisión es: “Revisión 2. INICIALES – </text:span></text:span><text:span text:style-name="Emphasis"><text:span text:style-name="T53">Refactoriza</text:span></text:span><text:span text:style-name="Emphasis"><text:span text:style-name="T60">”</text:span></text:span></text:p>
      <text:p text:style-name="P23"><text:span text:style-name="Emphasis"><text:span text:style-name="T65"/></text:span></text:p>
      <text:p text:style-name="P24"><text:span text:style-name="Emphasis"><text:span text:style-name="T65">b. </text:span></text:span><text:span text:style-name="Emphasis"><text:span text:style-name="T63">Adjuntar una captura con </text:span></text:span><text:span text:style-name="Emphasis"><text:span text:style-name="T64">los archivos añadidos en GitHub </text:span></text:span></text:p>
      <text:p text:style-name="P10">Ejercicio <text:span text:style-name="T86">3</text:span> – <text:span text:style-name="T86">JavaDoc </text:span></text:p>
      <text:p text:style-name="Estilo_5f_ANA"/>
      <text:p text:style-name="P46">Añadir comentarios para generar la documentación del código. Utilizar la herramienta JavaDoc de NetBeans.</text:p>
      <text:p text:style-name="P46"/>
      <text:p text:style-name="P47">Revisiones a realizar usando la consola de Git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Modificación</text:p>
          </table:table-cell>
          <table:table-cell table:style-name="Tabla2.B1" office:value-type="string">
            <text:p text:style-name="P21">Mensaje revisión</text:p>
          </table:table-cell>
        </table:table-row>
        <table:table-row>
          <table:table-cell table:style-name="Tabla2.A2" office:value-type="string">
            <text:p text:style-name="P35">Apuesta.java</text:p>
          </table:table-cell>
          <table:table-cell table:style-name="Tabla2.B2" office:value-type="string">
            <text:p text:style-name="P26"><text:span text:style-name="Emphasis"><text:span text:style-name="T34">“Revisión </text:span></text:span><text:span text:style-name="Emphasis"><text:span text:style-name="T35">3</text:span></text:span><text:span text:style-name="Emphasis"><text:span text:style-name="T34">. INICIALES-</text:span></text:span><text:span text:style-name="Emphasis"><text:span text:style-name="T54">JavaDoc Apuesta.java</text:span></text:span><text:span text:style-name="Emphasis"><text:span text:style-name="T34">”</text:span></text:span></text:p>
          </table:table-cell>
        </table:table-row>
        <table:table-row>
          <table:table-cell table:style-name="Tabla2.A2" office:value-type="string">
            <text:p text:style-name="P20"><text:span text:style-name="T87">c</text:span>rearPartido.java</text:p>
          </table:table-cell>
          <table:table-cell table:style-name="Tabla2.B2" office:value-type="string">
            <text:p text:style-name="P26"><text:span text:style-name="Emphasis"><text:span text:style-name="T34">“Revisión </text:span></text:span><text:span text:style-name="Emphasis"><text:span text:style-name="T36">4</text:span></text:span><text:span text:style-name="Emphasis"><text:span text:style-name="T34">. INICIALES-</text:span></text:span><text:span text:style-name="Emphasis"><text:span text:style-name="T54">JavaDoc </text:span></text:span><text:span text:style-name="Emphasis"><text:span text:style-name="T56">C</text:span></text:span><text:span text:style-name="Emphasis"><text:span text:style-name="T55">rearPartido</text:span></text:span><text:span text:style-name="Emphasis"><text:span text:style-name="T54">.java</text:span></text:span><text:span text:style-name="Emphasis"><text:span text:style-name="T34">”</text:span></text:span></text:p>
          </table:table-cell>
        </table:table-row>
        <table:table-row>
          <table:table-cell table:style-name="Tabla2.A2" office:value-type="string">
            <text:p text:style-name="P20">Javadoc</text:p>
          </table:table-cell>
          <table:table-cell table:style-name="Tabla2.B2" office:value-type="string">
            <text:p text:style-name="P26"><text:span text:style-name="Emphasis"><text:span text:style-name="T34">“Revisión </text:span></text:span><text:span text:style-name="Emphasis"><text:span text:style-name="T36">5</text:span></text:span><text:span text:style-name="Emphasis"><text:span text:style-name="T34">. INICIALES-</text:span></text:span><text:span text:style-name="Emphasis"><text:span text:style-name="T54">JavaDoc generada</text:span></text:span><text:span text:style-name="Emphasis"><text:span text:style-name="T34">”</text:span></text:span></text:p>
          </table:table-cell>
        </table:table-row>
      </table:table>
      <text:p text:style-name="P46"/>
      <text:p text:style-name="P25"><text:span text:style-name="T71">a</text:span><text:span text:style-name="T69">. </text:span><text:span text:style-name="T70">Añadir captura de pantalla con el resultado de l</text:span><text:span text:style-name="T72">os</text:span><text:span text:style-name="T70"> comando</text:span><text:span text:style-name="T73">s</text:span><text:span text:style-name="T70"> utilizado</text:span><text:span text:style-name="T72">s</text:span><text:span text:style-name="T70"> para añadir a gitHub </text:span><text:span text:style-name="T72">los archivos y directorios solicitados</text:span><text:span text:style-name="T70"> (La captura muestra la fecha y hora del sistema de la realización de este apartado) </text:span></text:p>
      <text:p text:style-name="P33"/>
      <text:p text:style-name="P34"><text:span text:style-name="T71">b</text:span><text:span text:style-name="T68">. </text:span><text:span text:style-name="T67">Adjuntar una captura con </text:span><text:span text:style-name="T66">los archivos añadidos en GitHub</text:span>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libri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MT1" style:family="text">
      <style:text-properties fo:color="#b2b2b2" loext:opacity="100%" fo:font-size="9pt" officeooo:rsid="006ae910" style:font-size-asian="9pt" style:font-size-complex="9pt"/>
    </style:style>
    <style:style style:name="MT2" style:family="text">
      <style:text-properties fo:color="#b2b2b2" loext:opacity="100%" fo:font-size="9pt" officeooo:rsid="00c6f332" style:font-size-asian="9pt" style:font-size-complex="9pt"/>
    </style:style>
    <style:style style:name="MT3" style:family="text">
      <style:text-properties fo:color="#b2b2b2" loext:opacity="100%" officeooo:rsid="00c6f332"/>
    </style:style>
    <style:style style:name="MT4" style:family="text">
      <style:text-properties fo:color="#b2b2b2" loext:opacity="100%"/>
    </style:style>
    <style:style style:name="MT5" style:family="text">
      <style:text-properties fo:color="#b2b2b2" loext:opacity="100%" fo:font-weight="bold" style:font-weight-asian="bold"/>
    </style:style>
    <style:style style:name="MT6" style:family="text">
      <style:text-properties fo:color="#b2b2b2" loext:opacity="100%" fo:font-weight="bold" officeooo:rsid="0014f5b6" style:font-weight-asian="bold"/>
    </style:style>
    <style:style style:name="MT7" style:family="text">
      <style:text-properties fo:color="#b2b2b2" loext:opacity="100%" fo:font-weight="bold" officeooo:rsid="00689539" style:font-weight-asian="bold"/>
    </style:style>
    <style:style style:name="MT8" style:family="text">
      <style:text-properties fo:color="#b2b2b2" loext:opacity="100%" fo:font-weight="bold" officeooo:rsid="00c7d181" style:font-weight-asian="bold"/>
    </style:style>
    <style:style style:name="MT9" style:family="text">
      <style:text-properties fo:color="#b2b2b2" loext:opacity="100%" fo:font-weight="bold" officeooo:rsid="00a7866c" style:font-weight-asian="bold"/>
    </style:style>
    <style:style style:name="MT10" style:family="text">
      <style:text-properties fo:color="#b2b2b2" loext:opacity="100%" fo:font-weight="bold" officeooo:rsid="00c6f332" style:font-weight-asian="bold"/>
    </style:style>
    <style:style style:name="MT11" style:family="text">
      <style:text-properties fo:color="#b2b2b2" loext:opacity="100%" fo:font-weight="bold" officeooo:rsid="00d6054b" style:font-weight-asian="bold"/>
    </style:style>
    <style:page-layout style:name="Mpm1">
      <style:page-layout-properties fo:page-width="21.001cm" fo:page-height="29.7cm" style:num-format="1" style:print-orientation="portrait" fo:margin-top="1.286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º DAW- </text:span><text:span text:style-name="MT2">ENTORNOS DE DESARROLLO</text:span><text:span text:style-name="MT3"> <text:s text:c="43"/></text:span><text:span text:style-name="MT4"><text:s text:c="4"/><text:tab/><text:tab/><text:tab/> <text:s text:c="10"/></text:span><text:span text:style-name="MT5">EXAMEN</text:span><text:span text:style-name="MT6"> </text:span><text:span text:style-name="MT7">UD</text:span><text:span text:style-name="MT8">3</text:span><text:span text:style-name="MT9">-</text:span><text:span text:style-name="MT10">2</text:span><text:span text:style-name="MT11">32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4T12:22:19.914000000</dc:date>
    <meta:editing-duration>P1DT3H10M39S</meta:editing-duration>
    <meta:editing-cycles>142</meta:editing-cycles>
    <meta:generator>LibreOffice/7.6.2.1$Windows_X86_64 LibreOffice_project/56f7684011345957bbf33a7ee678afaf4d2ba333</meta:generator>
    <meta:document-statistic meta:table-count="3" meta:image-count="0" meta:object-count="0" meta:page-count="3" meta:paragraph-count="49" meta:word-count="414" meta:character-count="3176" meta:non-whitespace-character-count="2538"/>
  </office:meta>
</office:document-meta>
</file>